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Exercice 6 </text:p>
      <text:p text:style-name="P2"/>
      <text:p text:style-name="P2">Quelles combinaisons de méthodes peuvent être définies simultanément dans une même</text:p>
      <text:p text:style-name="P2">classe ?</text:p>
      <text:p text:style-name="P1"/>
      <text:p text:style-name="P1"/>
      <text:p text:style-name="P2">1. int methode(int a, char b)</text:p>
      <text:p text:style-name="P1"><text:span text:style-name="T1">2. void methode()</text:span></text:p>
      <text:p text:style-name="P2">6. void methode(int a, char b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4:09:42.658536534</meta:creation-date>
    <dc:date>2024-01-16T04:17:11.131987210</dc:date>
    <meta:editing-duration>PT7M29S</meta:editing-duration>
    <meta:editing-cycles>1</meta:editing-cycles>
    <meta:document-statistic meta:table-count="0" meta:image-count="0" meta:object-count="0" meta:page-count="1" meta:paragraph-count="6" meta:word-count="30" meta:character-count="177" meta:non-whitespace-character-count="152"/>
    <meta:generator>LibreOffice/7.6.4.1$Linux_X86_64 LibreOffice_project/60$Build-1</meta:generator>
  </office:meta>
</office:document-meta>
</file>